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02cm" fo:min-width="3.652cm"/>
    </style:style>
    <style:style style:name="gr2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2.784cm"/>
    </style:style>
    <style:style style:name="gr4" style:family="graphic" style:parent-style-name="standard">
      <style:graphic-properties draw:textarea-horizontal-align="justify" draw:textarea-vertical-align="middle" draw:auto-grow-height="false" fo:min-height="2.098cm" fo:min-width="2.648cm"/>
    </style:style>
    <style:style style:name="gr5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6" style:family="graphic" style:parent-style-name="standard">
      <style:graphic-properties draw:textarea-horizontal-align="justify" draw:textarea-vertical-align="middle" draw:auto-grow-height="false" fo:min-height="2.098cm" fo:min-width="3.44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56cm" fo:min-width="1.306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688cm" fo:min-width="2.938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824cm" fo:min-width="3.346cm"/>
    </style:style>
    <style:style style:name="gr11" style:family="graphic" style:parent-style-name="standard">
      <style:graphic-properties draw:textarea-horizontal-align="justify" draw:textarea-vertical-align="middle" draw:auto-grow-height="false" fo:min-height="1.376cm" fo:min-width="2.326cm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.688cm" fo:min-width="2.626cm"/>
    </style:style>
    <style:style style:name="gr13" style:family="graphic" style:parent-style-name="standard">
      <style:graphic-properties draw:textarea-horizontal-align="justify" draw:textarea-vertical-align="middle" draw:auto-grow-height="false" fo:min-height="1.354cm" fo:min-width="4.704cm"/>
    </style:style>
    <style:style style:name="gr14" style:family="graphic" style:parent-style-name="standard">
      <style:graphic-properties draw:textarea-horizontal-align="justify" draw:textarea-vertical-align="middle" draw:auto-grow-height="false" fo:min-height="1.015cm" fo:min-width="1.564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194cm" fo:min-width="2.544cm"/>
    </style:style>
    <style:style style:name="gr17" style:family="graphic" style:parent-style-name="standard">
      <style:graphic-properties draw:textarea-horizontal-align="justify" draw:textarea-vertical-align="middle" draw:auto-grow-height="false" fo:min-height="1.193cm" fo:min-width="2.544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.712cm"/>
    </style:style>
    <style:style style:name="gr19" style:family="graphic" style:parent-style-name="standard">
      <style:graphic-properties draw:fill-color="#ff950e" draw:textarea-horizontal-align="justify" draw:textarea-vertical-align="middle" draw:auto-grow-height="false" fo:min-height="0.688cm" fo:min-width="1.532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6cm" svg:height="4.6cm" svg:x="9cm" svg:y="8cm">
          <text:p text:style-name="P1">dsPIC33F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4cm" svg:height="5.4cm" svg:x="15.6cm" svg:y="7.6cm">
          <text:p text:style-name="P1">Buck</text:p>
          <text:p text:style-name="P1">(LT374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3.4cm" svg:height="1.2cm" svg:x="7cm" svg:y="4.6cm">
          <text:p text:style-name="P1">Iso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4cm" svg:height="2.6cm" svg:x="6.4cm" svg:y="15.8cm">
          <text:p text:style-name="P1">LCD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4cm" svg:height="2.6cm" svg:x="12.6cm" svg:y="15.8cm">
          <text:p text:style-name="P1">Push/Twist</text:p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9.2cm">
          <text:p text:style-name="P1">Isolated</text:p>
          <text:p text:style-name="P1">Converter</text:p>
          <text:p text:style-name="P1">36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12cm">
          <text:p text:style-name="P1">Buck</text:p>
          <text:p text:style-name="P1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14.8cm">
          <text:p text:style-name="P1">Linear</text:p>
          <text:p text:style-name="P1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4.2cm" svg:height="2.6cm" svg:x="19.2cm" svg:y="10.4cm">
          <text:p text:style-name="P1">Voltage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4.2cm" svg:height="2.6cm" svg:x="19.2cm" svg:y="7.6cm">
          <text:p text:style-name="P1">Diff. Current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0.085cm" svg:y1="12.6cm" svg:x2="8.1cm" svg:y2="15.8cm" draw:end-shape="id1" draw:end-glue-point="0" svg:d="M10085 12600c0 2025-1985 425-1985 3200" svg:viewBox="0 0 1986 3201">
          <text:p/>
        </draw:connector>
        <draw:connector draw:style-name="gr7" draw:text-style-name="P2" draw:layer="layout" draw:type="curve" svg:x1="14.3cm" svg:y1="15.8cm" svg:x2="12.731cm" svg:y2="12.6cm" draw:start-shape="id2" draw:start-glue-point="0" svg:d="M14300 15800c0-2775-1569-1175-1569-3200" svg:viewBox="0 0 1570 3201">
          <text:p/>
        </draw:connector>
        <draw:custom-shape draw:style-name="gr8" draw:text-style-name="P1" xml:id="id4" draw:id="id4" draw:layer="layout" svg:width="2cm" svg:height="2.6cm" svg:x="10.2cm" svg:y="15.8cm">
          <text:p text:style-name="P1">L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1.3cm" svg:y1="12.6cm" svg:x2="11.2cm" svg:y2="15.8cm" draw:start-shape="id3" draw:start-glue-point="2" draw:end-shape="id4" draw:end-glue-point="0" svg:d="M11300 12600c0 2401-100 802-100 3200" svg:viewBox="0 0 101 3201">
          <text:p/>
        </draw:connector>
        <draw:connector draw:style-name="gr7" draw:text-style-name="P2" draw:layer="layout" draw:type="curve" svg:x1="3cm" svg:y1="3cm" svg:x2="3.001cm" svg:y2="3.799cm" draw:start-shape="id5" draw:start-glue-point="5" draw:end-shape="id6" draw:end-glue-point="0" svg:d="M3000 3000c0 600 1 201 1 799" svg:viewBox="0 0 2 800">
          <text:p/>
        </draw:connector>
        <draw:connector draw:style-name="gr7" draw:text-style-name="P2" draw:layer="layout" draw:type="curve" draw:line-skew="-0.51cm" svg:x1="21.3cm" svg:y1="7.6cm" svg:x2="13.393cm" svg:y2="8.154cm" draw:start-shape="id7" draw:start-glue-point="0" svg:d="M21300 7600c0-1516-7907-1793-7907 554" svg:viewBox="0 0 7908 1728">
          <text:p/>
        </draw:connector>
        <draw:connector draw:style-name="gr7" draw:text-style-name="P2" draw:layer="layout" draw:type="curve" draw:line-skew="0.435cm" svg:x1="21.3cm" svg:y1="13cm" svg:x2="13.417cm" svg:y2="12.474cm" draw:start-shape="id8" draw:start-glue-point="2" svg:d="M21300 13000c0 1405-7883 1668-7883-526" svg:viewBox="0 0 7884 1615">
          <text:p/>
        </draw:connector>
        <draw:custom-shape draw:style-name="gr3" draw:text-style-name="P1" draw:layer="layout" svg:width="3.4cm" svg:height="1.2cm" svg:x="7cm" svg:y="3.2cm">
          <text:p text:style-name="P1">FT232R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4cm" svg:height="1.2cm" svg:x="6.4cm" svg:y="1.8cm">
          <text:p text:style-name="P1">USB micro B <text:s/>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3" draw:layer="layout" svg:width="5.2cm" svg:height="1.452cm" draw:transform="rotate (-1.57446151822408) translate (27.2cm 7.6cm)">
          <text:p text:style-name="P1">Banana Plugs</text:p>
          <draw:enhanced-geometry svg:viewBox="0 0 21600 21600" draw:mirror-horizontal="false" draw:mirror-vertical="false" draw:glue-points="?f6 10800 10800 21600 ?f5 10800 10800 0" draw:text-areas="?f3 ?f3 ?f4 ?f4" draw:type="trapezoid" draw:modifiers="1258.37338973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xml:id="id9" draw:id="id9" draw:layer="layout" svg:width="3cm" svg:height="1.8cm" svg:x="16.6cm" svg:y="3.2cm">
          <text:p text:style-name="P1">UVLO</text:p>
          <text:p text:style-name="P1">&lt; 2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8.1cm" svg:y1="5cm" svg:x2="17.3cm" svg:y2="7.6cm" draw:start-shape="id9" draw:start-glue-point="2" draw:end-shape="id10" svg:d="M18100 5000c0 1951-800 652-800 2600" svg:viewBox="0 0 801 2601">
          <text:p/>
        </draw:connector>
        <draw:custom-shape draw:style-name="gr12" draw:text-style-name="P3" xml:id="id5" draw:id="id5" draw:layer="layout" svg:width="4cm" svg:height="1.2cm" svg:x="1cm" svg:y="1.8cm">
          <text:p text:style-name="P1">230V Input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" draw:layer="layout" svg:width="5.4cm" svg:height="1.8cm" draw:transform="rotate (-1.57358885359809) translate (25.408cm 7.603cm)">
          <text:p text:style-name="P1">Polarity Protection</text:p>
          <text:p text:style-name="P1">(6A05-T)</text:p>
          <draw:enhanced-geometry svg:viewBox="0 0 21600 21600" draw:path-stretchpoint-x="10800" draw:path-stretchpoint-y="10800" draw:text-areas="?f3 ?f4 ?f5 ?f6" draw:type="round-rectangle" draw:modifiers="4039.40042826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1" draw:id="id11" draw:layer="layout" svg:width="2.2cm" svg:height="1.401cm" svg:x="13cm" svg:y="4.601cm">
          <text:p text:style-name="P1">1.5V</text:p>
          <text:p text:style-name="P1">V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draw:line-skew="-0.377cm" svg:x1="14.1cm" svg:y1="6.002cm" svg:x2="12.5cm" svg:y2="8cm" draw:start-shape="id11" draw:start-glue-point="2" svg:d="M14100 6002c0 1309-1600 311-1600 1998" svg:viewBox="0 0 1601 1999">
          <text:p/>
        </draw:connector>
        <draw:connector draw:style-name="gr15" draw:text-style-name="P2" draw:layer="layout" draw:type="curve" svg:x1="8.7cm" svg:y1="5.8cm" svg:x2="10cm" svg:y2="8cm" draw:start-shape="id12" draw:start-glue-point="2" svg:d="M8700 5800c0 2026 1300 927 1300 2200" svg:viewBox="0 0 1301 2201">
          <text:p/>
        </draw:connector>
        <draw:connector draw:style-name="gr15" draw:text-style-name="P2" draw:layer="layout" draw:type="curve" svg:x1="12.5cm" svg:y1="3cm" svg:x2="11.3cm" svg:y2="8cm" draw:start-shape="id13" draw:start-glue-point="5" draw:end-shape="id3" draw:end-glue-point="0" svg:d="M12500 3000c0 3751-1200 1252-1200 5000" svg:viewBox="0 0 1201 5001">
          <text:p/>
        </draw:connector>
        <draw:connector draw:style-name="gr15" draw:text-style-name="P2" draw:layer="layout" draw:type="curve" svg:x1="13.6cm" svg:y1="10.3cm" svg:x2="15.6cm" svg:y2="10.3cm" draw:start-shape="id3" draw:start-glue-point="1" draw:end-shape="id10" draw:end-glue-point="3" svg:d="M13600 10300h2000" svg:viewBox="0 0 2001 1">
          <text:p/>
        </draw:connector>
        <draw:custom-shape draw:style-name="gr16" draw:text-style-name="P1" xml:id="id6" draw:id="id6" draw:layer="layout" svg:width="3.2cm" svg:height="1.6cm" svg:x="1.401cm" svg:y="3.799cm">
          <text:p text:style-name="P1">~700mA</text:p>
          <text:p text:style-name="P1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3.2cm" svg:height="1.599cm" svg:x="1.4cm" svg:y="7.401cm">
          <text:p text:style-name="P1">Fil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4cm" svg:height="0.6cm" svg:x="4.6cm" svg:y="10.2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4cm" svg:height="0.6cm" svg:x="4.6cm" svg:y="13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4cm" svg:height="0.6cm" svg:x="4.6cm" svg:y="15.8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xml:id="id13" draw:id="id13" draw:layer="layout" svg:width="2.6cm" svg:height="1.2cm" svg:x="11.2cm" svg:y="1.8cm">
          <text:p text:style-name="P1">JTAG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" draw:layer="layout" svg:width="3.2cm" svg:height="1.6cm" svg:x="1.402cm" svg:y="5.6cm">
          <text:p text:style-name="P1">On/Off</text:p>
          <text:p text:style-name="P1">Swi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29:56.986091437</meta:creation-date>
    <dc:date>2015-10-19T00:26:48.145134037</dc:date>
    <meta:editing-duration>PT53M</meta:editing-duration>
    <meta:editing-cycles>9</meta:editing-cycles>
    <meta:generator>LibreOffice/4.4.5.2$Linux_X86_64 LibreOffice_project/40m0$Build-2</meta:generator>
    <meta:document-statistic meta:object-count="59"/>
  </office:meta>
</office:document-meta>
</file>